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digoRegion</text:p>
          </table:table-cell>
          <table:table-cell table:style-name="ce1" office:value-type="string" calcext:value-type="string">
            <text:p>Operaciones</text:p>
          </table:table-cell>
          <table:table-cell table:style-name="ce1" office:value-type="string" calcext:value-type="string">
            <text:p>Pasajeros</text:p>
          </table:table-cell>
          <table:table-cell table:style-name="ce1" office:value-type="string" calcext:value-type="string">
            <text:p>JulyOperaciones</text:p>
          </table:table-cell>
          <table:table-cell table:style-name="ce1" office:value-type="string" calcext:value-type="string">
            <text:p>JulyPasajeros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CurrentICU</text:p>
          </table:table-cell>
          <table:table-cell table:style-name="ce1" office:value-type="string" calcext:value-type="string">
            <text:p>AccmCases</text:p>
          </table:table-cell>
          <table:table-cell table:style-name="ce1" office:value-type="string" calcext:value-type="string">
            <text:p>TotalPCR</text:p>
          </table:table-cell>
          <table:table-cell table:style-name="ce1" office:value-type="string" calcext:value-type="string">
            <text:p>TotalDeaths</text:p>
          </table:table-cell>
          <table:table-cell table:style-name="ce1" office:value-type="string" calcext:value-type="string">
            <text:p>Estado</text:p>
          </table:table-cell>
          <table:table-cell table:style-name="ce1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CL02</text:p>
          </table:table-cell>
          <table:table-cell office:value-type="float" office:value="-19.05035040066" calcext:value-type="float">
            <text:p>-19.05035040066</text:p>
          </table:table-cell>
          <table:table-cell office:value-type="float" office:value="-3574.75094375868" calcext:value-type="float">
            <text:p>-3574.75094375868</text:p>
          </table:table-cell>
          <table:table-cell office:value-type="float" office:value="317" calcext:value-type="float">
            <text:p>317</text:p>
          </table:table-cell>
          <table:table-cell office:value-type="float" office:value="26637" calcext:value-type="float">
            <text:p>26637</text:p>
          </table:table-cell>
          <table:table-cell office:value-type="float" office:value="691854" calcext:value-type="float">
            <text:p>691854</text:p>
          </table:table-cell>
          <table:table-cell office:value-type="float" office:value="81" calcext:value-type="float">
            <text:p>81</text:p>
          </table:table-cell>
          <table:table-cell office:value-type="float" office:value="14586" calcext:value-type="float">
            <text:p>14586</text:p>
          </table:table-cell>
          <table:table-cell office:value-type="float" office:value="49983" calcext:value-type="float">
            <text:p>49983</text:p>
          </table:table-cell>
          <table:table-cell office:value-type="float" office:value="10780" calcext:value-type="float">
            <text:p>107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CL09</text:p>
          </table:table-cell>
          <table:table-cell office:value-type="float" office:value="-18.8398078529658" calcext:value-type="float">
            <text:p>-18.8398078529658</text:p>
          </table:table-cell>
          <table:table-cell office:value-type="float" office:value="-3265.66805903648" calcext:value-type="float">
            <text:p>-3265.66805903648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1014343" calcext:value-type="float">
            <text:p>1014343</text:p>
          </table:table-cell>
          <table:table-cell office:value-type="float" office:value="11" calcext:value-type="float">
            <text:p>11</text:p>
          </table:table-cell>
          <table:table-cell office:value-type="float" office:value="4049" calcext:value-type="float">
            <text:p>4049</text:p>
          </table:table-cell>
          <table:table-cell office:value-type="float" office:value="50145" calcext:value-type="float">
            <text:p>50145</text:p>
          </table:table-cell>
          <table:table-cell office:value-type="float" office:value="4923" calcext:value-type="float">
            <text:p>49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rica y Parinacota</text:p>
          </table:table-cell>
          <table:table-cell office:value-type="string" calcext:value-type="string">
            <text:p>CL15</text:p>
          </table:table-cell>
          <table:table-cell office:value-type="float" office:value="-14.7955165692008" calcext:value-type="float">
            <text:p>-14.7955165692008</text:p>
          </table:table-cell>
          <table:table-cell office:value-type="float" office:value="-2460.61725146199" calcext:value-type="float">
            <text:p>-2460.61725146199</text:p>
          </table:table-cell>
          <table:table-cell office:value-type="float" office:value="17" calcext:value-type="float">
            <text:p>17</text:p>
          </table:table-cell>
          <table:table-cell office:value-type="float" office:value="1476" calcext:value-type="float">
            <text:p>1476</text:p>
          </table:table-cell>
          <table:table-cell office:value-type="float" office:value="252110" calcext:value-type="float">
            <text:p>252110</text:p>
          </table:table-cell>
          <table:table-cell office:value-type="float" office:value="25" calcext:value-type="float">
            <text:p>25</text:p>
          </table:table-cell>
          <table:table-cell office:value-type="float" office:value="4257" calcext:value-type="float">
            <text:p>4257</text:p>
          </table:table-cell>
          <table:table-cell office:value-type="float" office:value="19181" calcext:value-type="float">
            <text:p>19181</text:p>
          </table:table-cell>
          <table:table-cell office:value-type="float" office:value="1665" calcext:value-type="float">
            <text:p>16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CL03</text:p>
          </table:table-cell>
          <table:table-cell office:value-type="float" office:value="-22.9444444444444" calcext:value-type="float">
            <text:p>-22.9444444444444</text:p>
          </table:table-cell>
          <table:table-cell office:value-type="float" office:value="-4062.44444444444" calcext:value-type="float">
            <text:p>-4062.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709" calcext:value-type="float">
            <text:p>314709</text:p>
          </table:table-cell>
          <table:table-cell office:value-type="float" office:value="8" calcext:value-type="float">
            <text:p>8</text:p>
          </table:table-cell>
          <table:table-cell office:value-type="float" office:value="2580" calcext:value-type="float">
            <text:p>2580</text:p>
          </table:table-cell>
          <table:table-cell office:value-type="float" office:value="23273" calcext:value-type="float">
            <text:p>23273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ysén</text:p>
          </table:table-cell>
          <table:table-cell office:value-type="string" calcext:value-type="string">
            <text:p>CL11</text:p>
          </table:table-cell>
          <table:table-cell office:value-type="float" office:value="-9.16959064327485" calcext:value-type="float">
            <text:p>-9.16959064327485</text:p>
          </table:table-cell>
          <table:table-cell office:value-type="float" office:value="-1489.87362851573" calcext:value-type="float">
            <text:p>-1489.87362851573</text:p>
          </table:table-cell>
          <table:table-cell office:value-type="float" office:value="31" calcext:value-type="float">
            <text:p>31</text:p>
          </table:table-cell>
          <table:table-cell office:value-type="float" office:value="932" calcext:value-type="float">
            <text:p>932</text:p>
          </table:table-cell>
          <table:table-cell office:value-type="float" office:value="107297" calcext:value-type="float">
            <text:p>10729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746" calcext:value-type="float">
            <text:p>674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iobío</text:p>
          </table:table-cell>
          <table:table-cell office:value-type="string" calcext:value-type="string">
            <text:p>CL08</text:p>
          </table:table-cell>
          <table:table-cell office:value-type="float" office:value="-8.16949626740648" calcext:value-type="float">
            <text:p>-8.16949626740648</text:p>
          </table:table-cell>
          <table:table-cell office:value-type="float" office:value="-1557.96034275752" calcext:value-type="float">
            <text:p>-1557.96034275752</text:p>
          </table:table-cell>
          <table:table-cell office:value-type="float" office:value="58" calcext:value-type="float">
            <text:p>58</text:p>
          </table:table-cell>
          <table:table-cell office:value-type="float" office:value="4792" calcext:value-type="float">
            <text:p>4792</text:p>
          </table:table-cell>
          <table:table-cell office:value-type="float" office:value="1663696" calcext:value-type="float">
            <text:p>1663696</text:p>
          </table:table-cell>
          <table:table-cell office:value-type="float" office:value="68" calcext:value-type="float">
            <text:p>68</text:p>
          </table:table-cell>
          <table:table-cell office:value-type="float" office:value="11135" calcext:value-type="float">
            <text:p>11135</text:p>
          </table:table-cell>
          <table:table-cell office:value-type="float" office:value="129785" calcext:value-type="float">
            <text:p>129785</text:p>
          </table:table-cell>
          <table:table-cell office:value-type="float" office:value="3782" calcext:value-type="float">
            <text:p>378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CL04</text:p>
          </table:table-cell>
          <table:table-cell office:value-type="float" office:value="-8.71281613123718" calcext:value-type="float">
            <text:p>-8.71281613123718</text:p>
          </table:table-cell>
          <table:table-cell office:value-type="float" office:value="-1877.60431128326" calcext:value-type="float">
            <text:p>-1877.60431128326</text:p>
          </table:table-cell>
          <table:table-cell office:value-type="float" office:value="74" calcext:value-type="float">
            <text:p>74</text:p>
          </table:table-cell>
          <table:table-cell office:value-type="float" office:value="5349" calcext:value-type="float">
            <text:p>5349</text:p>
          </table:table-cell>
          <table:table-cell office:value-type="float" office:value="836096" calcext:value-type="float">
            <text:p>836096</text:p>
          </table:table-cell>
          <table:table-cell office:value-type="float" office:value="40" calcext:value-type="float">
            <text:p>40</text:p>
          </table:table-cell>
          <table:table-cell office:value-type="float" office:value="6160" calcext:value-type="float">
            <text:p>6160</text:p>
          </table:table-cell>
          <table:table-cell office:value-type="float" office:value="28235" calcext:value-type="float">
            <text:p>28235</text:p>
          </table:table-cell>
          <table:table-cell office:value-type="float" office:value="1754" calcext:value-type="float">
            <text:p>175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CL10</text:p>
          </table:table-cell>
          <table:table-cell office:value-type="float" office:value="-25.2421685526949" calcext:value-type="float">
            <text:p>-25.2421685526949</text:p>
          </table:table-cell>
          <table:table-cell office:value-type="float" office:value="-4316.87550441761" calcext:value-type="float">
            <text:p>-4316.87550441761</text:p>
          </table:table-cell>
          <table:table-cell office:value-type="float" office:value="58" calcext:value-type="float">
            <text:p>58</text:p>
          </table:table-cell>
          <table:table-cell office:value-type="float" office:value="3021" calcext:value-type="float">
            <text:p>3021</text:p>
          </table:table-cell>
          <table:table-cell office:value-type="float" office:value="891440" calcext:value-type="float">
            <text:p>891440</text:p>
          </table:table-cell>
          <table:table-cell office:value-type="float" office:value="21" calcext:value-type="float">
            <text:p>21</text:p>
          </table:table-cell>
          <table:table-cell office:value-type="float" office:value="3785" calcext:value-type="float">
            <text:p>3785</text:p>
          </table:table-cell>
          <table:table-cell office:value-type="float" office:value="96432" calcext:value-type="float">
            <text:p>96432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CL14</text:p>
          </table:table-cell>
          <table:table-cell office:value-type="float" office:value="-27.0396825396825" calcext:value-type="float">
            <text:p>-27.0396825396825</text:p>
          </table:table-cell>
          <table:table-cell office:value-type="float" office:value="-3936.10317460318" calcext:value-type="float">
            <text:p>-3936.10317460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835" calcext:value-type="float">
            <text:p>405835</text:p>
          </table:table-cell>
          <table:table-cell office:value-type="float" office:value="2" calcext:value-type="float">
            <text:p>2</text:p>
          </table:table-cell>
          <table:table-cell office:value-type="float" office:value="898" calcext:value-type="float">
            <text:p>898</text:p>
          </table:table-cell>
          <table:table-cell office:value-type="float" office:value="18718" calcext:value-type="float">
            <text:p>18718</text:p>
          </table:table-cell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CL12</text:p>
          </table:table-cell>
          <table:table-cell office:value-type="float" office:value="-12.1752192982456" calcext:value-type="float">
            <text:p>-12.1752192982456</text:p>
          </table:table-cell>
          <table:table-cell office:value-type="float" office:value="-1992.08796296296" calcext:value-type="float">
            <text:p>-1992.08796296296</text:p>
          </table:table-cell>
          <table:table-cell office:value-type="float" office:value="27" calcext:value-type="float">
            <text:p>27</text:p>
          </table:table-cell>
          <table:table-cell office:value-type="float" office:value="2323" calcext:value-type="float">
            <text:p>2323</text:p>
          </table:table-cell>
          <table:table-cell office:value-type="float" office:value="178362" calcext:value-type="float">
            <text:p>178362</text:p>
          </table:table-cell>
          <table:table-cell office:value-type="float" office:value="3" calcext:value-type="float">
            <text:p>3</text:p>
          </table:table-cell>
          <table:table-cell office:value-type="float" office:value="1743" calcext:value-type="float">
            <text:p>1743</text:p>
          </table:table-cell>
          <table:table-cell office:value-type="float" office:value="15151" calcext:value-type="float">
            <text:p>15151</text:p>
          </table:table-cell>
          <table:table-cell office:value-type="float" office:value="1785" calcext:value-type="float">
            <text:p>17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L07</text:p>
          </table:table-cell>
          <table:table-cell table:number-columns-repeated="3"/>
          <table:table-cell office:value-type="float" office:value="178362" calcext:value-type="float">
            <text:p>178362</text:p>
          </table:table-cell>
          <table:table-cell office:value-type="float" office:value="1131939" calcext:value-type="float">
            <text:p>1131939</text:p>
          </table:table-cell>
          <table:table-cell office:value-type="float" office:value="36" calcext:value-type="float">
            <text:p>36</text:p>
          </table:table-cell>
          <table:table-cell office:value-type="float" office:value="8943" calcext:value-type="float">
            <text:p>8943</text:p>
          </table:table-cell>
          <table:table-cell office:value-type="float" office:value="61661" calcext:value-type="float">
            <text:p>61661</text:p>
          </table:table-cell>
          <table:table-cell office:value-type="float" office:value="4876" calcext:value-type="float">
            <text:p>487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L13</text:p>
          </table:table-cell>
          <table:table-cell office:value-type="float" office:value="-45.1675802379035" calcext:value-type="float">
            <text:p>-45.1675802379035</text:p>
          </table:table-cell>
          <table:table-cell office:value-type="float" office:value="-7645.99548559278" calcext:value-type="float">
            <text:p>-7645.99548559278</text:p>
          </table:table-cell>
          <table:table-cell office:value-type="float" office:value="335" calcext:value-type="float">
            <text:p>335</text:p>
          </table:table-cell>
          <table:table-cell office:value-type="float" office:value="26838" calcext:value-type="float">
            <text:p>26838</text:p>
          </table:table-cell>
          <table:table-cell office:value-type="float" office:value="8125072" calcext:value-type="float">
            <text:p>8125072</text:p>
          </table:table-cell>
          <table:table-cell office:value-type="float" office:value="953" calcext:value-type="float">
            <text:p>953</text:p>
          </table:table-cell>
          <table:table-cell office:value-type="float" office:value="255020" calcext:value-type="float">
            <text:p>255020</text:p>
          </table:table-cell>
          <table:table-cell office:value-type="float" office:value="886978" calcext:value-type="float">
            <text:p>886978</text:p>
          </table:table-cell>
          <table:table-cell office:value-type="float" office:value="295894" calcext:value-type="float">
            <text:p>2958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Ñuble</text:p>
          </table:table-cell>
          <table:table-cell office:value-type="string" calcext:value-type="string">
            <text:p>CL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551" calcext:value-type="float">
            <text:p>511551</text:p>
          </table:table-cell>
          <table:table-cell office:value-type="float" office:value="8" calcext:value-type="float">
            <text:p>8</text:p>
          </table:table-cell>
          <table:table-cell office:value-type="float" office:value="3504" calcext:value-type="float">
            <text:p>3504</text:p>
          </table:table-cell>
          <table:table-cell office:value-type="float" office:value="30683" calcext:value-type="float">
            <text:p>30683</text:p>
          </table:table-cell>
          <table:table-cell office:value-type="float" office:value="3050" calcext:value-type="float">
            <text:p>30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O’Higgins</text:p>
          </table:table-cell>
          <table:table-cell office:value-type="string" calcext:value-type="string">
            <text:p>CL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1063" calcext:value-type="float">
            <text:p>991063</text:p>
          </table:table-cell>
          <table:table-cell office:value-type="float" office:value="50" calcext:value-type="float">
            <text:p>50</text:p>
          </table:table-cell>
          <table:table-cell office:value-type="float" office:value="10519" calcext:value-type="float">
            <text:p>10519</text:p>
          </table:table-cell>
          <table:table-cell office:value-type="float" office:value="35004" calcext:value-type="float">
            <text:p>35004</text:p>
          </table:table-cell>
          <table:table-cell office:value-type="float" office:value="6123" calcext:value-type="float">
            <text:p>61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CL01</text:p>
          </table:table-cell>
          <table:table-cell office:value-type="float" office:value="-33.5748538011696" calcext:value-type="float">
            <text:p>-33.5748538011696</text:p>
          </table:table-cell>
          <table:table-cell office:value-type="float" office:value="-5408.38391812865" calcext:value-type="float">
            <text:p>-5408.38391812865</text:p>
          </table:table-cell>
          <table:table-cell office:value-type="float" office:value="70" calcext:value-type="float">
            <text:p>70</text:p>
          </table:table-cell>
          <table:table-cell office:value-type="float" office:value="7625" calcext:value-type="float">
            <text:p>7625</text:p>
          </table:table-cell>
          <table:table-cell office:value-type="float" office:value="382773" calcext:value-type="float">
            <text:p>382773</text:p>
          </table:table-cell>
          <table:table-cell office:value-type="float" office:value="26" calcext:value-type="float">
            <text:p>26</text:p>
          </table:table-cell>
          <table:table-cell office:value-type="float" office:value="8764" calcext:value-type="float">
            <text:p>8764</text:p>
          </table:table-cell>
          <table:table-cell office:value-type="float" office:value="36647" calcext:value-type="float">
            <text:p>36647</text:p>
          </table:table-cell>
          <table:table-cell office:value-type="float" office:value="5867" calcext:value-type="float">
            <text:p>58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L05</text:p>
          </table:table-cell>
          <table:table-cell office:value-type="float" office:value="-7.66666666666667" calcext:value-type="float">
            <text:p>-7.66666666666667</text:p>
          </table:table-cell>
          <table:table-cell office:value-type="float" office:value="-2262.11111111111" calcext:value-type="float">
            <text:p>-2262.11111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0170" calcext:value-type="float">
            <text:p>1960170</text:p>
          </table:table-cell>
          <table:table-cell office:value-type="float" office:value="112" calcext:value-type="float">
            <text:p>112</text:p>
          </table:table-cell>
          <table:table-cell office:value-type="float" office:value="17429" calcext:value-type="float">
            <text:p>17429</text:p>
          </table:table-cell>
          <table:table-cell office:value-type="float" office:value="74814" calcext:value-type="float">
            <text:p>74814</text:p>
          </table:table-cell>
          <table:table-cell office:value-type="float" office:value="16895" calcext:value-type="float">
            <text:p>16895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J1:Sheet1.J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11:28:45.275222350</meta:creation-date>
    <meta:generator>LibreOffice/6.0.7.3$Linux_X86_64 LibreOffice_project/00m0$Build-3</meta:generator>
    <dc:date>2020-07-31T14:06:32.710534644</dc:date>
    <meta:editing-duration>PT2H15M9S</meta:editing-duration>
    <meta:editing-cycles>5</meta:editing-cycles>
    <meta:document-statistic meta:table-count="1" meta:cell-count="201" meta:object-count="0"/>
  </office:meta>
</office:document-meta>
</file>